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ource Sans Pro" svg:font-family="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07a42" officeooo:paragraph-rsid="00007a42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007a42" officeooo:paragraph-rsid="00007a42"/>
    </style:style>
    <style:style style:name="P3" style:family="paragraph" style:parent-style-name="Standard" style:list-style-name="L2">
      <style:paragraph-properties fo:text-align="start" style:justify-single-word="false"/>
      <style:text-properties officeooo:rsid="00007a42" officeooo:paragraph-rsid="00013a12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007a42"/>
    </style:style>
    <style:style style:name="P5" style:family="paragraph" style:parent-style-name="Standard" style:list-style-name="L3">
      <style:paragraph-properties fo:text-align="start" style:justify-single-word="false"/>
      <style:text-properties officeooo:paragraph-rsid="00013a12"/>
    </style:style>
    <style:style style:name="P6" style:family="paragraph" style:parent-style-name="Standard">
      <style:paragraph-properties fo:text-align="start" style:justify-single-word="false"/>
      <style:text-properties officeooo:paragraph-rsid="00013a12"/>
    </style:style>
    <style:style style:name="P7" style:family="paragraph" style:parent-style-name="Standard">
      <style:paragraph-properties fo:text-align="start" style:justify-single-word="false"/>
      <style:text-properties officeooo:rsid="00016830" officeooo:paragraph-rsid="00016830"/>
    </style:style>
    <style:style style:name="P8" style:family="paragraph" style:parent-style-name="Standard">
      <style:paragraph-properties fo:text-align="start" style:justify-single-word="false"/>
      <style:text-properties officeooo:rsid="0001fa67" officeooo:paragraph-rsid="0001fa67"/>
    </style:style>
    <style:style style:name="P9" style:family="paragraph" style:parent-style-name="Standard">
      <style:paragraph-properties fo:text-align="start" style:justify-single-word="false"/>
      <style:text-properties fo:font-weight="bold" officeooo:rsid="00007a42" officeooo:paragraph-rsid="00007a42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1fa67" officeooo:paragraph-rsid="0001fa67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style:text-underline-style="none" officeooo:rsid="00007a42" officeooo:paragraph-rsid="00007a42" style:font-size-asian="14pt" style:font-size-complex="14pt"/>
    </style:style>
    <style:style style:name="P12" style:family="paragraph" style:parent-style-name="Text_20_body" style:list-style-name="L5">
      <style:paragraph-properties fo:text-align="start" style:justify-single-word="false"/>
      <style:text-properties officeooo:paragraph-rsid="000227e3"/>
    </style:style>
    <style:style style:name="P13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555555" style:font-name="Source Sans Pro" fo:font-size="13.5pt" fo:letter-spacing="normal" fo:font-style="normal" fo:font-weight="normal"/>
    </style:style>
    <style:style style:name="T1" style:family="text">
      <style:text-properties officeooo:rsid="00007a42"/>
    </style:style>
    <style:style style:name="T2" style:family="text">
      <style:text-properties officeooo:rsid="00013a12"/>
    </style:style>
    <style:style style:name="T3" style:family="text">
      <style:text-properties officeooo:rsid="000227e3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officeooo:rsid="000839f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</text:list-style>
    <text:list-style style:name="L4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IMPLEMENTACION DE SCRUM</text:p>
      <text:p text:style-name="P11"/>
      <text:p text:style-name="P1"/>
      <text:p text:style-name="P9">Roles</text:p>
      <text:p text:style-name="P1"/>
      <text:list xml:id="list3216270782" text:style-name="L1">
        <text:list-item>
          <text:p text:style-name="P4"><text:span text:style-name="T1">Product Owner. Hemos considerado al profesorado como el product owner del software en desarrollo por lo que será el agente a consultar y exponer el proyecto.</text:span></text:p>
        </text:list-item>
        <text:list-item>
          <text:p text:style-name="P2">Scrum Master. Dado el reducido tamaño del grupo (3 personas) y el hecho de que no disponemos de ningún especialista en scrum hemos decidido omitir éste rol para agilizar el proyecto.</text:p>
        </text:list-item>
      </text:list>
      <text:p text:style-name="P1"/>
      <text:p text:style-name="P9">Sprint</text:p>
      <text:p text:style-name="P1"/>
      <text:list xml:id="list1748767125" text:style-name="L2">
        <text:list-item>
          <text:p text:style-name="P3">El Sprint tendrá una duración de 3 semanas <text:span text:style-name="T2">y estará compuesto por las siguientes fases:</text:span></text:p>
        </text:list-item>
      </text:list>
      <text:list xml:id="list3885103169" text:style-name="L3">
        <text:list-item>
          <text:list>
            <text:list-item>
              <text:p text:style-name="P5"><text:span text:style-name="T2">Planificación inicial.</text:span></text:p>
            </text:list-item>
          </text:list>
        </text:list-item>
      </text:list>
      <text:p text:style-name="P6"/>
      <text:p text:style-name="P7">PLACEHOLDER FOTO TRELLO PLANIFICACION</text:p>
      <text:p text:style-name="P6"/>
      <text:list xml:id="list132119875759700" text:continue-numbering="true" text:style-name="L3">
        <text:list-item>
          <text:list>
            <text:list-item>
              <text:p text:style-name="P5"><text:span text:style-name="T2">Desarrollo del producto.</text:span></text:p>
            </text:list-item>
          </text:list>
        </text:list-item>
      </text:list>
      <text:p text:style-name="P6"/>
      <text:p text:style-name="P7">PLACEHOLDER FOTO TRELLO TAREAS</text:p>
      <text:p text:style-name="P7"/>
      <text:list xml:id="list132120577426842" text:continue-numbering="true" text:style-name="L3">
        <text:list-item>
          <text:list>
            <text:list-item>
              <text:p text:style-name="P5"><text:span text:style-name="T2">Testeo.</text:span></text:p>
            </text:list-item>
            <text:list-item>
              <text:p text:style-name="P5"><text:span text:style-name="T2">Presentación o review final.</text:span></text:p>
            </text:list-item>
          </text:list>
        </text:list-item>
      </text:list>
      <text:p text:style-name="P6"/>
      <text:p text:style-name="P6"/>
      <text:p text:style-name="P10">Reuniones diarias</text:p>
      <text:p text:style-name="P10"/>
      <text:p text:style-name="P8">Al principio de cada día dedicaremos 15 minutos para poner en común el trabajo realizado por el equipo, la planificación de cara al futuro y posibles problemas encontrados <text:span text:style-name="T3">siguiendo éste guión:</text:span></text:p>
      <text:p text:style-name="P6"/>
      <text:list xml:id="list407387829" text:style-name="L5">
        <text:list-item>
          <text:p text:style-name="P12"><text:span text:style-name="T4">¿Qué he hecho desde la última reunión de sincronización para ayudar al equipo a cumplir su objetivo?</text:span></text:p>
        </text:list-item>
        <text:list-item>
          <text:p text:style-name="P12"><text:span text:style-name="T4">¿Qué voy a hacer a partir de este momento para ayudar al equipo a cumplir su objetivo?</text:span></text:p>
        </text:list-item>
        <text:list-item>
          <text:p text:style-name="P12"><text:span text:style-name="T4">¿Qué impedimentos tengo o voy a tener que nos impidan conseguir nuestro objetivo?</text:span></text:p>
        </text:list-item>
      </text:list>
      <text:p text:style-name="P13"/>
      <text:p text:style-name="P1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ource Sans Pro" svg:font-family="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05-05T13:20:52.812000000</dc:date>
    <meta:editing-duration>PT15M59S</meta:editing-duration>
    <meta:editing-cycles>7</meta:editing-cycles>
    <meta:document-statistic meta:table-count="0" meta:image-count="0" meta:object-count="0" meta:page-count="1" meta:paragraph-count="17" meta:word-count="185" meta:character-count="1101" meta:non-whitespace-character-count="943"/>
  </office:meta>
</office:document-meta>
</file>